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ální" style:master-page-name="MP0" style:family="paragraph">
      <style:paragraph-properties fo:break-before="page" fo:margin-bottom="0in" fo:line-height="100%"/>
      <style:text-properties style:font-name="Arial" style:font-name-asian="Times New Roman" style:font-name-complex="Arial" fo:font-size="12.5pt" style:font-size-asian="12.5pt" style:font-size-complex="12.5pt" style:language-asian="cs" style:country-asian="CZ"/>
    </style:style>
    <style:style style:name="P2" style:parent-style-name="Odstavecseseznamem" style:list-style-name="LFO1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cs" style:country-asian="CZ"/>
    </style:style>
    <style:style style:name="P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2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2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2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2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2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2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26" style:parent-style-name="Odstavecseseznamem" style:list-style-name="LFO1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27" style:parent-style-name="Normální" style:family="paragraph">
      <style:paragraph-properties fo:margin-bottom="0in" fo:line-height="100%"/>
    </style:style>
    <style:style style:name="T28" style:parent-style-name="Standardnípísmoodstavce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cs" style:country-asian="CZ"/>
    </style:style>
    <style:style style:name="P2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3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3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3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3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3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3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3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3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3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3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4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4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4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4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4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4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4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47" style:parent-style-name="Normální" style:family="paragraph">
      <style:paragraph-properties fo:margin-bottom="0in" fo:line-height="100%"/>
    </style:style>
    <style:style style:name="T48" style:parent-style-name="Standardnípísmoodstavce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cs" style:country-asian="CZ"/>
    </style:style>
    <style:style style:name="P4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5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5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5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5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5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5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5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5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5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5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6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6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cs" style:country-asian="CZ"/>
    </style:style>
    <style:style style:name="P6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cs" style:country-asian="CZ"/>
    </style:style>
    <style:style style:name="P6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6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6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6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6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6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6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7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7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7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7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7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7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7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7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7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7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8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8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8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8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8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cs" style:country-asian="CZ"/>
    </style:style>
    <style:style style:name="P8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8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8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8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8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9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9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9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9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9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9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9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9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9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9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0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0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cs" style:country-asian="CZ"/>
    </style:style>
    <style:style style:name="P10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0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0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0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0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0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0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0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1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1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1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1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1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1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1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1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1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1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2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2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cs" style:country-asian="CZ"/>
    </style:style>
    <style:style style:name="P12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cs" style:country-asian="CZ"/>
    </style:style>
    <style:style style:name="P12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2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2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2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2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2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2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3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3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3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3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3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3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3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3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3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3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4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4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4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4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4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4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4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4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4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4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5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5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5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5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5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5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5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57" style:parent-style-name="Odstavecseseznamem" style:list-style-name="LFO1" style:family="paragraph">
      <style:paragraph-properties fo:margin-bottom="0in" fo:line-height="100%"/>
    </style:style>
    <style:style style:name="T158" style:parent-style-name="Standardnípísmoodstavce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cs" style:country-asian="CZ"/>
    </style:style>
    <style:style style:name="P15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6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6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6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6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6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6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6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6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6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6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7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7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7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73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74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75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76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77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78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79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80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81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82" style:parent-style-name="Normální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cs" style:country-asian="CZ"/>
    </style:style>
    <style:style style:name="P183" style:parent-style-name="Normální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didaktický test</text:p>
      <text:list text:style-name="LFO1" text:continue-numbering="true">
        <text:list-item>
          <text:p text:style-name="P2">Literární epochy, směry, proudy, hnutí a skupiny</text:p>
        </text:list-item>
      </text:list>
      <text:p text:style-name="P3">Antika<text:s/></text:p>
      <text:p text:style-name="P4">Středověk<text:s/></text:p>
      <text:p text:style-name="P5">Renesance a humanismus<text:s/></text:p>
      <text:p text:style-name="P6">Baroko<text:s/></text:p>
      <text:p text:style-name="P7">Klasicismus a osvícenství<text:s/></text:p>
      <text:p text:style-name="P8">Preromantismus a romantismus<text:s/></text:p>
      <text:p text:style-name="P9">Realismus a naturalismus<text:s/></text:p>
      <text:p text:style-name="P10">Literární moderna (symbolismus, impresionismus, dekadence)<text:s/></text:p>
      <text:p text:style-name="P11">Modernismus<text:s/>a<text:s/>avantgarda<text:s/></text:p>
      <text:p text:style-name="P12">(expresionismus,<text:s/>dadaismus, futurismus, poetismus, surrealismus)<text:s/></text:p>
      <text:p text:style-name="P13">Existencialismus<text:s/></text:p>
      <text:p text:style-name="P14">Socialistický realismus<text:s/></text:p>
      <text:p text:style-name="P15">Magický realismus<text:s/></text:p>
      <text:p text:style-name="P16">Absurdní drama<text:s/></text:p>
      <text:p text:style-name="P17">Postmodernismus<text:s/></text:p>
      <text:p text:style-name="P18">májovci, ruchovci, lumírovci<text:s/></text:p>
      <text:p text:style-name="P19">Česká moderna<text:s/></text:p>
      <text:p text:style-name="P20">generace buřičů<text:s/></text:p>
      <text:p text:style-name="P21">Devětsil<text:s/></text:p>
      <text:p text:style-name="P22">Skupina 42<text:s/></text:p>
      <text:p text:style-name="P23">prokletí básníci<text:s/></text:p>
      <text:p text:style-name="P24">lost generation (ztracená generace)<text:s/></text:p>
      <text:p text:style-name="P25">beat generation (beatnici)<text:line-break/><text:s/></text:p>
      <text:list text:style-name="LFO1" text:continue-numbering="true">
        <text:list-item>
          <text:p text:style-name="P26">Vybraní autoři literárních děl vč. anonymních děl</text:p>
        </text:list-item>
      </text:list>
      <text:p text:style-name="P27"><text:span text:style-name="T28">Světová literatura do konce 18. století</text:span></text:p>
      <text:p text:style-name="P29">Epos o Gilgamešovi<text:s/></text:p>
      <text:p text:style-name="P30">Bible (Starý zákon a Nový zákon)<text:s/></text:p>
      <text:p text:style-name="P31">HOMÉR<text:s/></text:p>
      <text:p text:style-name="P32">EZOP<text:s/></text:p>
      <text:p text:style-name="P33">SOFOKLES<text:s/></text:p>
      <text:p text:style-name="P34">OVIDIUS<text:s/></text:p>
      <text:p text:style-name="P35">Píseň o Rolandovi<text:s/></text:p>
      <text:p text:style-name="P36">DANTE ALIGHIERI<text:s/></text:p>
      <text:p text:style-name="P37">FRANCESCO PETRARCA<text:s/></text:p>
      <text:p text:style-name="P38">GIOVANNI BOCCACCIO<text:s/></text:p>
      <text:p text:style-name="P39">FRANÇOIS VILLON<text:s/></text:p>
      <text:p text:style-name="P40">MIGUEL DE CERVANTES<text:s/></text:p>
      <text:p text:style-name="P41">WILLIAM SHAKESPEARE<text:s/></text:p>
      <text:p text:style-name="P42">MOLIÈRE<text:s/></text:p>
      <text:p text:style-name="P43">DANIEL DEFOE<text:s/></text:p>
      <text:p text:style-name="P44">JONATHAN SWIFT<text:s/></text:p>
      <text:p text:style-name="P45">VOLTAIRE<text:s/></text:p>
      <text:p text:style-name="P46">JOHANN WOLFGANG GOETHE<text:s/></text:p>
      <text:p text:style-name="P47"><text:span text:style-name="T48">Česká literatura do konce 18. století</text:span></text:p>
      <text:p text:style-name="P49">KONSTANTIN A METODĚJ<text:s/></text:p>
      <text:p text:style-name="P50">Kristiánova legenda<text:s/></text:p>
      <text:p text:style-name="P51">Hospodine, pomiluj ny<text:s/></text:p>
      <text:p text:style-name="P52">KOSMAS<text:s/></text:p>
      <text:p text:style-name="P53">Alexandreida<text:s/></text:p>
      <text:p text:style-name="P54">Kronika tak řečeného Dalimila<text:s/></text:p>
      <text:p text:style-name="P55">Mastičkář<text:s/></text:p>
      <text:p text:style-name="P56">Podkoní a žák<text:s/></text:p>
      <text:p text:style-name="P57">JAN HUS<text:s/></text:p>
      <text:p text:style-name="P58">VÁCLAV HÁJEK Z LIBOČAN<text:s/></text:p>
      <text:p text:style-name="P59">JAN AMOS KOMENSKÝ<text:s/></text:p>
      <text:p text:style-name="P60">BEDŘICH BRIDEL<text:s/></text:p>
      <text:p text:style-name="P61"/>
      <text:soft-page-break/>
      <text:p text:style-name="P62">Světová literatura 19. století</text:p>
      <text:p text:style-name="P63">WALTER SCOTT<text:s/></text:p>
      <text:p text:style-name="P64">JANE AUSTENOVÁ<text:s/></text:p>
      <text:p text:style-name="P65">GEORGE GORDON BYRON<text:s/></text:p>
      <text:p text:style-name="P66">ALEXANDR SERGEJEVIČ PUŠKIN<text:s/></text:p>
      <text:p text:style-name="P67">HONORÉ DE BALZAC<text:s/></text:p>
      <text:p text:style-name="P68">VICTOR HUGO<text:s/></text:p>
      <text:p text:style-name="P69">ALEXANDRE DUMAS<text:s/></text:p>
      <text:p text:style-name="P70">EDGAR ALLAN POE<text:s/></text:p>
      <text:p text:style-name="P71">NIKOLAJ VASILJEVIČ GOGOL<text:s/></text:p>
      <text:p text:style-name="P72">CHARLES DICKENS<text:s/></text:p>
      <text:p text:style-name="P73">WALT WHITMAN<text:s/></text:p>
      <text:p text:style-name="P74">GUSTAVE FLAUBERT<text:s/></text:p>
      <text:p text:style-name="P75">FJODOR MICHAJLOVIČ DOSTOJEVSKIJ<text:s/></text:p>
      <text:p text:style-name="P76">CHARLES BAUDELAIRE<text:s/></text:p>
      <text:p text:style-name="P77">LEV NIKOLAJEVIČ TOLSTOJ<text:s/></text:p>
      <text:p text:style-name="P78">HENRIK IBSEN<text:s/></text:p>
      <text:p text:style-name="P79">JULES VERNE<text:s/></text:p>
      <text:p text:style-name="P80">ÉMILE ZOLA<text:s/></text:p>
      <text:p text:style-name="P81">OSCAR WILDE<text:s/></text:p>
      <text:p text:style-name="P82">JEAN ARTHUR RIMBAUD<text:s/></text:p>
      <text:p text:style-name="P83">ANTON PAVLOVIČ ČECHOV<text:s/></text:p>
      <text:p text:style-name="P84">Česká literatura 19. století</text:p>
      <text:p text:style-name="P85">JOSEF DOBROVSKÝ<text:s/></text:p>
      <text:p text:style-name="P86">JOSEF JUNGMANN<text:s/></text:p>
      <text:p text:style-name="P87">FRANTIŠEK LADISLAV ČELAKOVSKÝ<text:s/></text:p>
      <text:p text:style-name="P88">JOSEF KAJETÁN TYL<text:s/></text:p>
      <text:p text:style-name="P89">KAREL HYNEK MÁCHA<text:s/></text:p>
      <text:p text:style-name="P90">KAREL JAROMÍR ERBEN<text:s/></text:p>
      <text:p text:style-name="P91">Rukopis královédvorský<text:s/></text:p>
      <text:p text:style-name="P92">Rukopis zelenohorský<text:s/></text:p>
      <text:p text:style-name="P93">BOŽENA NĚMCOVÁ<text:s/></text:p>
      <text:p text:style-name="P94">KAREL HAVLÍČEK BOROVSKÝ<text:s/></text:p>
      <text:p text:style-name="P95">JAN NERUDA<text:s/></text:p>
      <text:p text:style-name="P96">JOSEF VÁCLAV SLÁDEK<text:s/></text:p>
      <text:p text:style-name="P97">SVATOPLUK ČECH<text:s/></text:p>
      <text:p text:style-name="P98">ALOIS JIRÁSEK<text:s/></text:p>
      <text:p text:style-name="P99">JAROSLAV VRCHLICKÝ<text:s/></text:p>
      <text:p text:style-name="P100">VILÉM MRŠTÍK<text:s/></text:p>
      <text:p text:style-name="P101">Světová literatura 20. století</text:p>
      <text:p text:style-name="P102">THOMAS MANN<text:s/></text:p>
      <text:p text:style-name="P103">GUILLAUME APOLLINAIRE<text:s/></text:p>
      <text:p text:style-name="P104">JAMES JOYCE<text:s/></text:p>
      <text:p text:style-name="P105">FRANZ KAFKA<text:s/></text:p>
      <text:p text:style-name="P106">BORIS PASTERNAK<text:s/></text:p>
      <text:p text:style-name="P107">MICHAIL BULGAKOV<text:s/></text:p>
      <text:p text:style-name="P108">ERICH MARIA REMARQUE<text:s/></text:p>
      <text:p text:style-name="P109">ERNEST HEMINGWAY<text:s/></text:p>
      <text:p text:style-name="P110">JOHN STEINBECK<text:s/></text:p>
      <text:p text:style-name="P111">GEORGE ORWELL<text:s/></text:p>
      <text:p text:style-name="P112">SAMUEL BECKETT<text:s/></text:p>
      <text:p text:style-name="P113">TENNESSEE WILLIAMS<text:s/></text:p>
      <text:p text:style-name="P114">ALBERT CAMUS<text:s/></text:p>
      <text:p text:style-name="P115">ALEXANDR SOLŽENICYN<text:s/></text:p>
      <text:p text:style-name="P116">FRIEDRICH DÜRRENMATT<text:s/></text:p>
      <text:p text:style-name="P117">JACK KEROUAC<text:s/></text:p>
      <text:p text:style-name="P118">WILLIAM STYRON<text:s/></text:p>
      <text:p text:style-name="P119">GABRIEL GARCÍA MÁRQUEZ<text:s/></text:p>
      <text:p text:style-name="P120">UMBERTO ECO<text:s/></text:p>
      <text:p text:style-name="P121"/>
      <text:soft-page-break/>
      <text:p text:style-name="P122">Česká literatura 20. století</text:p>
      <text:p text:style-name="P123">ANTONÍN SOVA<text:s/></text:p>
      <text:p text:style-name="P124">PETR BEZRUČ<text:s/></text:p>
      <text:p text:style-name="P125">OTOKAR BŘEZINA<text:s/></text:p>
      <text:p text:style-name="P126">STANISLAV KOSTKA NEUMANN<text:s/></text:p>
      <text:p text:style-name="P127">VIKTOR DYK<text:s/></text:p>
      <text:p text:style-name="P128">FRÁŇA ŠRÁMEK<text:s/></text:p>
      <text:p text:style-name="P129">IVAN OLBRACHT<text:s/></text:p>
      <text:p text:style-name="P130">JAROSLAV HAŠEK<text:s/></text:p>
      <text:p text:style-name="P131">JAROSLAV DURYCH<text:s/></text:p>
      <text:p text:style-name="P132">KAREL ČAPEK<text:s/></text:p>
      <text:p text:style-name="P133">VLADISLAV VANČURA<text:s/></text:p>
      <text:p text:style-name="P134">JAROSLAV HAVLÍČEK<text:s/></text:p>
      <text:p text:style-name="P135">JIŘÍ WOLKER<text:s/></text:p>
      <text:p text:style-name="P136">VÍTĚZSLAV NEZVAL<text:s/></text:p>
      <text:p text:style-name="P137">JAROSLAV SEIFERT<text:s/></text:p>
      <text:p text:style-name="P138">FRANTIŠEK HALAS<text:s/></text:p>
      <text:p text:style-name="P139">VLADIMÍR HOLAN<text:s/></text:p>
      <text:p text:style-name="P140">JAN WERICH –<text:s/>JIŘÍ VOSKOVEC<text:s/></text:p>
      <text:p text:style-name="P141">FRANTIŠEK HRUBÍN<text:s/></text:p>
      <text:p text:style-name="P142">JIŘÍ KOLÁŘ<text:s/></text:p>
      <text:p text:style-name="P143">BOHUMIL HRABAL<text:s/></text:p>
      <text:p text:style-name="P144">JIŘÍ ORTEN<text:s/></text:p>
      <text:p text:style-name="P145">JAN SKÁCEL<text:s/></text:p>
      <text:p text:style-name="P146">LADISLAV FUKS<text:s/></text:p>
      <text:p text:style-name="P147">JOSEF ŠKVORECKÝ<text:s/></text:p>
      <text:p text:style-name="P148">ARNOŠT LUSTIG<text:s/></text:p>
      <text:p text:style-name="P149">LUDVÍK VACULÍK<text:s/></text:p>
      <text:p text:style-name="P150">PAVEL KOHOUT<text:s/></text:p>
      <text:p text:style-name="P151">MILAN KUNDERA<text:s/></text:p>
      <text:p text:style-name="P152">OTA PAVEL<text:s/></text:p>
      <text:p text:style-name="P153">ZDENĚK SVĚRÁK<text:s/>–<text:s/>LADISLAV SMOLJAK<text:s/></text:p>
      <text:p text:style-name="P154">VLADIMÍR PÁRAL<text:s/></text:p>
      <text:p text:style-name="P155">JOSEF TOPOL<text:s/></text:p>
      <text:p text:style-name="P156">VÁCLAV HAVEL<text:s/></text:p>
      <text:list text:style-name="LFO1" text:continue-numbering="true">
        <text:list-item>
          <text:p text:style-name="P157"><text:span text:style-name="T158">Literární žánry</text:span></text:p>
        </text:list-item>
      </text:list>
      <text:p text:style-name="P159">anekdota<text:s/><text:s text:c="54"/>tragédie</text:p>
      <text:p text:style-name="P160">bajka<text:s/><text:s text:c="60"/>romance <text:s text:c="45"/></text:p>
      <text:p text:style-name="P161">balada<text:s/></text:p>
      <text:p text:style-name="P162">cestopis<text:s/></text:p>
      <text:p text:style-name="P163">elegie<text:s/></text:p>
      <text:p text:style-name="P164">epigram<text:s/></text:p>
      <text:p text:style-name="P165">epos<text:s/></text:p>
      <text:p text:style-name="P166">fantasy<text:s/></text:p>
      <text:p text:style-name="P167">kaligram<text:s/></text:p>
      <text:p text:style-name="P168">komedie<text:s/></text:p>
      <text:p text:style-name="P169">kronika<text:s/></text:p>
      <text:p text:style-name="P170">legenda<text:s/></text:p>
      <text:p text:style-name="P171">mýtus<text:s/></text:p>
      <text:p text:style-name="P172">novela<text:s/></text:p>
      <text:p text:style-name="P173">óda<text:s/></text:p>
      <text:p text:style-name="P174">pásmo<text:s/></text:p>
      <text:p text:style-name="P175">píseň<text:s/></text:p>
      <text:p text:style-name="P176">poema<text:s/></text:p>
      <text:p text:style-name="P177">pohádka<text:s/></text:p>
      <text:p text:style-name="P178">pověst<text:s/></text:p>
      <text:p text:style-name="P179">povídka<text:s/></text:p>
      <text:p text:style-name="P180">román<text:s/></text:p>
      <text:p text:style-name="P181">sci-fi<text:s/></text:p>
      <text:p text:style-name="P182">sonet<text:s/></text:p>
      <text:p text:style-name="P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říková Hana</meta:initial-creator>
    <dc:creator>Maříková Hana</dc:creator>
    <meta:creation-date>2018-02-06T11:17:00Z</meta:creation-date>
    <dc:date>2018-02-06T13:28:00Z</dc:date>
    <meta:template xlink:href="Normal" xlink:type="simple"/>
    <meta:editing-cycles>1</meta:editing-cycles>
    <meta:editing-duration>PT7860S</meta:editing-duration>
    <meta:document-statistic meta:page-count="4" meta:paragraph-count="6" meta:word-count="483" meta:character-count="3333" meta:row-count="23" meta:non-whitespace-character-count="2856"/>
  </office:meta>
</office:document-meta>
</file>